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.....Even or odd</text:p>
      <text:p text:style-name="Standard"/>
      <text:p text:style-name="Standard">echo "Enter a number" </text:p>
      <text:p text:style-name="Standard">read a </text:p>
      <text:p text:style-name="Standard">if [ `expr $a % 2` -eq 0 ] </text:p>
      <text:p text:style-name="Standard">then </text:p>
      <text:p text:style-name="Standard">echo "Given number is even" </text:p>
      <text:p text:style-name="Standard">else </text:p>
      <text:p text:style-name="Standard">echo "Given number is odd" </text:p>
      <text:p text:style-name="Standard">fi </text:p>
      <text:p text:style-name="Standard"/>
      <text:p text:style-name="P1">output</text:p>
      <text:p text:style-name="Standard"/>
      <text:p text:style-name="Standard">LE06MCA16@user:/mnt/LE06MCA16/shell$ bash even.sh </text:p>
      <text:p text:style-name="Standard">Enter a number </text:p>
      <text:p text:style-name="Standard">2 </text:p>
      <text:p text:style-name="Standard">Given number is even </text:p>
      <text:p text:style-name="Standard"/>
      <text:p text:style-name="P2">2.......Reverse</text:p>
      <text:p text:style-name="Standard"/>
      <text:p text:style-name="Standard">echo "Enter a number" </text:p>
      <text:p text:style-name="Standard">read n </text:p>
      <text:p text:style-name="Standard">s=0 </text:p>
      <text:p text:style-name="Standard">while [ $n -gt 0 ] </text:p>
      <text:p text:style-name="Standard">do </text:p>
      <text:p text:style-name="Standard">(( r=$n%10 )) </text:p>
      <text:p text:style-name="Standard">(( s=$s\*10+$r )) </text:p>
      <text:p text:style-name="Standard">(( x=$s+r\*r\*r )) </text:p>
      <text:p text:style-name="Standard">(( n=n/10 )) </text:p>
      <text:p text:style-name="Standard">done </text:p>
      <text:p text:style-name="Standard">echo "Reverse of a given number is $s " </text:p>
      <text:p text:style-name="Standard"/>
      <text:p text:style-name="P1">output</text:p>
      <text:p text:style-name="Standard"/>
      <text:p text:style-name="Standard">LE06MCA16@user:/mnt/LE06MCA16/shell$ bash rev.sh </text:p>
      <text:p text:style-name="Standard">Enter a number </text:p>
      <text:p text:style-name="Standard">123 </text:p>
      <text:p text:style-name="Standard">Reverse of a given number is 321 </text:p>
      <text:p text:style-name="Standard"/>
      <text:p text:style-name="Standard"/>
      <text:p text:style-name="P3">3.............Sum of n natural no</text:p>
      <text:p text:style-name="Standard"/>
      <text:p text:style-name="Standard"/>
      <text:p text:style-name="Standard"/>
      <text:p text:style-name="Standard">echo "Enter the limit" </text:p>
      <text:p text:style-name="Standard">read n </text:p>
      <text:p text:style-name="Standard">s=0 </text:p>
      <text:p text:style-name="Standard">for ((a=1;$a&lt;=$n;a=$a+1)) </text:p>
      <text:p text:style-name="Standard"><text:soft-page-break/>do </text:p>
      <text:p text:style-name="Standard">(( s=$s+$a )) </text:p>
      <text:p text:style-name="Standard">done </text:p>
      <text:p text:style-name="Standard">echo "Sum of natural numbers is $s"</text:p>
      <text:p text:style-name="Standard"/>
      <text:p text:style-name="Standard">output</text:p>
      <text:p text:style-name="Standard"/>
      <text:p text:style-name="Standard"/>
      <text:p text:style-name="Standard">LE06MCA16@user:/mnt/LE06MCA16/shell$ bash natural.sh </text:p>
      <text:p text:style-name="Standard">Enter the limit </text:p>
      <text:p text:style-name="Standard">10 </text:p>
      <text:p text:style-name="Standard">Sum of natural numbers is 55 </text:p>
      <text:p text:style-name="Standard"/>
      <text:p text:style-name="Standard">Factorial</text:p>
      <text:p text:style-name="Standard"/>
      <text:p text:style-name="Standard">echo "Enter the limit" </text:p>
      <text:p text:style-name="Standard">read n </text:p>
      <text:p text:style-name="Standard">s=1 </text:p>
      <text:p text:style-name="Standard">for ((a=1;$a&lt;=$n;a=$a+1)) </text:p>
      <text:p text:style-name="Standard">do </text:p>
      <text:p text:style-name="Standard">(( s=$s\*$a )) </text:p>
      <text:p text:style-name="Standard">done </text:p>
      <text:p text:style-name="Standard">echo "Factorial of a given number is $s"</text:p>
      <text:p text:style-name="Standard"/>
      <text:p text:style-name="Standard">output</text:p>
      <text:p text:style-name="Standard"/>
      <text:p text:style-name="Standard"/>
      <text:p text:style-name="Standard">LE06MCA16@user:/mnt/LE06MCA16/shell$ bash fact.sh </text:p>
      <text:p text:style-name="Standard">Enter the limit </text:p>
      <text:p text:style-name="Standard">4 </text:p>
      <text:p text:style-name="Standard">Factorial of a given number is 24 </text:p>
      <text:p text:style-name="Standard"/>
      <text:p text:style-name="Standard"/>
      <text:p text:style-name="Standard">Sum of digit</text:p>
      <text:p text:style-name="Standard"/>
      <text:p text:style-name="Standard">echo "Enter a number" </text:p>
      <text:p text:style-name="Standard">read n </text:p>
      <text:p text:style-name="Standard">s=0 </text:p>
      <text:p text:style-name="Standard">while [ $n -gt 0 ] </text:p>
      <text:p text:style-name="Standard">do </text:p>
      <text:p text:style-name="Standard">(( r=$n%10 )) </text:p>
      <text:p text:style-name="Standard">(( s=$s+$r )) </text:p>
      <text:p text:style-name="Standard">(( n=n/10 )) </text:p>
      <text:p text:style-name="Standard">done </text:p>
      <text:p text:style-name="Standard">echo "Sum of digit of a given number is $s " </text:p>
      <text:p text:style-name="Standard"/>
      <text:p text:style-name="Standard">output</text:p>
      <text:p text:style-name="Standard"/>
      <text:p text:style-name="Standard">LE06MCA16@user:/mnt/LE06MCA16/shell$ bash sumdigit.sh </text:p>
      <text:p text:style-name="Standard"><text:soft-page-break/>Enter a number </text:p>
      <text:p text:style-name="Standard">123 </text:p>
      <text:p text:style-name="Standard">Sum of digit of a given number is 6 </text:p>
      <text:p text:style-name="Standard"/>
      <text:p text:style-name="Standard"/>
      <text:p text:style-name="P1">Permission</text:p>
      <text:p text:style-name="P1"/>
      <text:p text:style-name="Standard"/>
      <text:p text:style-name="Standard"/>
      <text:p text:style-name="Standard">for file in * </text:p>
      <text:p text:style-name="Standard">do </text:p>
      <text:p text:style-name="Standard">if [ -r $file -a -w$file -a -x$file ] </text:p>
      <text:p text:style-name="Standard">then </text:p>
      <text:p text:style-name="Standard">echo $file </text:p>
      <text:p text:style-name="Standard">fi </text:p>
      <text:p text:style-name="Standard">done</text:p>
      <text:p text:style-name="Standard"/>
      <text:p text:style-name="Standard">output</text:p>
      <text:p text:style-name="Standard"/>
      <text:p text:style-name="Standard"/>
      <text:p text:style-name="Standard">LE06MCA16@user:/mnt/LE06MCA16/shell$ bash permission.sh </text:p>
      <text:p text:style-name="Standard">add </text:p>
      <text:p text:style-name="Standard">add~ </text:p>
      <text:p text:style-name="Standard">addno.sh </text:p>
      <text:p text:style-name="Standard">addno.sh~ </text:p>
      <text:p text:style-name="Standard">addn.sh </text:p>
      <text:p text:style-name="Standard">addn.sh~ </text:p>
      <text:p text:style-name="Standard">add.sh </text:p>
      <text:p text:style-name="Standard">add.sh~ </text:p>
      <text:p text:style-name="Standard">basicpay </text:p>
      <text:p text:style-name="Standard">basicpay~ </text:p>
      <text:p text:style-name="Standard">content </text:p>
      <text:p text:style-name="Standard">content~ </text:p>
      <text:p text:style-name="Standard">copy </text:p>
      <text:p text:style-name="Standard">copy~ </text:p>
      <text:p text:style-name="Standard">customerdata </text:p>
      <text:p text:style-name="Standard">data </text:p>
      <text:p text:style-name="Standard">data~ </text:p>
      <text:p text:style-name="Standard">date </text:p>
      <text:p text:style-name="Standard">date~ </text:p>
      <text:p text:style-name="Standard">e </text:p>
      <text:p text:style-name="Standard">even.sh </text:p>
      <text:p text:style-name="Standard">even.sh~ </text:p>
      <text:p text:style-name="Standard">fact </text:p>
      <text:p text:style-name="Standard">fact.sh </text:p>
      <text:p text:style-name="Standard">fact.sh~ </text:p>
      <text:p text:style-name="Standard">file </text:p>
      <text:p text:style-name="Standard">file~ </text:p>
      <text:p text:style-name="Standard"><text:soft-page-break/>file1 </text:p>
      <text:p text:style-name="Standard">file2 </text:p>
      <text:p text:style-name="Standard">filedel.sh </text:p>
      <text:p text:style-name="Standard">filedel.sh~ </text:p>
      <text:p text:style-name="Standard">largest </text:p>
      <text:p text:style-name="Standard">largest~ </text:p>
      <text:p text:style-name="Standard">largest.sh </text:p>
      <text:p text:style-name="Standard">largest.sh~ </text:p>
      <text:p text:style-name="Standard">natural.sh </text:p>
      <text:p text:style-name="Standard">natural.sh~ </text:p>
      <text:p text:style-name="Standard">number </text:p>
      <text:p text:style-name="Standard">number~ </text:p>
      <text:p text:style-name="Standard">numbers </text:p>
      <text:p text:style-name="Standard">numbers~ </text:p>
      <text:p text:style-name="Standard">oe </text:p>
      <text:p text:style-name="Standard">oe~ </text:p>
      <text:p text:style-name="Standard">permission.sh </text:p>
      <text:p text:style-name="Standard">rev.sh </text:p>
      <text:p text:style-name="Standard">rev.sh~ </text:p>
      <text:p text:style-name="Standard">source </text:p>
      <text:p text:style-name="Standard">sumdigit </text:p>
      <text:p text:style-name="Standard">sumdigit~ </text:p>
      <text:p text:style-name="Standard">sumdigit.sh </text:p>
      <text:p text:style-name="Standard">target </text:p>
      <text:p text:style-name="Standard">upper.sh </text:p>
      <text:p text:style-name="Standard">upper.sh~ </text:p>
      <text:p text:style-name="Standard"/>
      <text:p text:style-name="Standard">addn</text:p>
      <text:p text:style-name="Standard"/>
      <text:p text:style-name="Standard"/>
      <text:p text:style-name="Standard">#!/bin/bash </text:p>
      <text:p text:style-name="Standard">sum=`expr $1 + $2` </text:p>
      <text:p text:style-name="Standard">echo $sum </text:p>
      <text:p text:style-name="Standard">if [ $# -ne 2 ] </text:p>
      <text:p text:style-name="Standard">then </text:p>
      <text:p text:style-name="Standard">echo "error" </text:p>
      <text:p text:style-name="Standard">else </text:p>
      <text:p text:style-name="Standard">echo "success" </text:p>
      <text:p text:style-name="Standard">fi</text:p>
      <text:p text:style-name="Standard"/>
      <text:p text:style-name="Standard"/>
      <text:p text:style-name="Standard">output</text:p>
      <text:p text:style-name="Standard"/>
      <text:p text:style-name="Standard">LE06MCA16@user:/mnt/LE06MCA16/shell$ bash addn.sh 2 3 </text:p>
      <text:p text:style-name="Standard">5 </text:p>
      <text:p text:style-name="Standard">success </text:p>
      <text:p text:style-name="Standard"/>
      <text:p text:style-name="Standard"/>
      <text:p text:style-name="Standard">Largest</text:p>
      <text:p text:style-name="Standard"><text:soft-page-break/></text:p>
      <text:p text:style-name="Standard">if [ $1 -gt $2 -a $1 -gt $3 ] </text:p>
      <text:p text:style-name="Standard">then </text:p>
      <text:p text:style-name="Standard">echo "largest number is $1" </text:p>
      <text:p text:style-name="Standard">elif [ $2 -gt $3 -a $2 -gt $1 ] </text:p>
      <text:p text:style-name="Standard">then </text:p>
      <text:p text:style-name="Standard">echo "largest number is $2" </text:p>
      <text:p text:style-name="Standard">else </text:p>
      <text:p text:style-name="Standard">echo "largest number is $3" </text:p>
      <text:p text:style-name="Standard">fi</text:p>
      <text:p text:style-name="Standard"/>
      <text:p text:style-name="Standard"/>
      <text:p text:style-name="Standard">output</text:p>
      <text:p text:style-name="Standard"/>
      <text:p text:style-name="Standard">LE06MCA16@user:/mnt/LE06MCA16/shell$ bash largest.sh 2 4 6 </text:p>
      <text:p text:style-name="Standard">largest number is 6 </text:p>
      <text:p text:style-name="Standard"/>
      <text:p text:style-name="Standard"/>
      <text:p text:style-name="Standard">Upper</text:p>
      <text:p text:style-name="Standard"/>
      <text:p text:style-name="Standard">for f in $* </text:p>
      <text:p text:style-name="Standard">do </text:p>
      <text:p text:style-name="Standard">if [ -e $f ] </text:p>
      <text:p text:style-name="Standard">then </text:p>
      <text:p text:style-name="Standard">cat $f | tr "a-z" "A-Z" &gt;&gt; upper </text:p>
      <text:p text:style-name="Standard">mv upper $f </text:p>
      <text:p text:style-name="Standard">fi </text:p>
      <text:p text:style-name="Standard">done</text:p>
      <text:p text:style-name="Standard"/>
      <text:p text:style-name="Standard"/>
      <text:p text:style-name="Standard">output</text:p>
      <text:p text:style-name="Standard"/>
      <text:p text:style-name="Standard">LE06MCA16@user:/mnt/LE06MCA16/shell$ bash upper.sh file1 file2 </text:p>
      <text:p text:style-name="Standard"/>
      <text:p text:style-name="P1"/>
      <text:p text:style-name="P1">delete lines</text:p>
      <text:p text:style-name="Standard"/>
      <text:p text:style-name="Standard"/>
      <text:p text:style-name="Standard">if sed '/hai/d' $1 $2 </text:p>
      <text:p text:style-name="Standard">then </text:p>
      <text:p text:style-name="Standard">echo "successfully deleted" </text:p>
      <text:p text:style-name="Standard">fi</text:p>
      <text:p text:style-name="Standard"/>
      <text:p text:style-name="P1">output</text:p>
      <text:p text:style-name="Standard"/>
      <text:p text:style-name="Standard"/>
      <text:p text:style-name="Standard">LE06MCA16@user:/mnt/LE06MCA16/shell$ bash filedel.sh file1 file2 </text:p>
      <text:p text:style-name="Standard">HAII 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HELLO FRIENDS </text:p>
      <text:p text:style-name="Standard">FISAT </text:p>
      <text:p text:style-name="Standard">FISAT </text:p>
      <text:p text:style-name="Standard">FRIENDS </text:p>
      <text:p text:style-name="Standard">HAI FISAT </text:p>
      <text:p text:style-name="Standard">hello </text:p>
      <text:p text:style-name="Standard">successfully deleted </text:p>
      <text:p text:style-name="Standard"/>
      <text:p text:style-name="Standard"/>
      <text:p text:style-name="Standard"/>
      <text:p text:style-name="Standard"/>
      <text:p text:style-name="Standard">Leap year</text:p>
      <text:p text:style-name="Standard"/>
      <text:p text:style-name="Standard">read y</text:p>
      <text:p text:style-name="Standard">(( l=$y%4 ))</text:p>
      <text:p text:style-name="Standard">if [ $l -eq 0 ]</text:p>
      <text:p text:style-name="Standard">then</text:p>
      <text:p text:style-name="Standard">echo "The year is leap year"</text:p>
      <text:p text:style-name="Standard">else</text:p>
      <text:p text:style-name="Standard">echo "The year is not leap year"</text:p>
      <text:p text:style-name="Standard">fi</text:p>
      <text:p text:style-name="Standard"/>
      <text:p text:style-name="Standard">output</text:p>
      <text:p text:style-name="Standard"/>
      <text:p text:style-name="Standard">LE06MCA16@user:/mnt/LE06MCA16/shell$ bash leap.sh</text:p>
      <text:p text:style-name="Standard">2016</text:p>
      <text:p text:style-name="Standard">The year is leap year</text:p>
      <text:p text:style-name="Standard"/>
      <text:p text:style-name="Standard">Prime numbers</text:p>
      <text:p text:style-name="Standard"/>
      <text:p text:style-name="Standard"/>
      <text:p text:style-name="Standard">echo "Enter the limit"</text:p>
      <text:p text:style-name="Standard">read limit</text:p>
      <text:p text:style-name="Standard">n=1</text:p>
      <text:p text:style-name="Standard">echo "The prime numbers are:"</text:p>
      <text:p text:style-name="Standard">while [ $n -le $limit ]</text:p>
      <text:p text:style-name="Standard">do</text:p>
      <text:p text:style-name="Standard">i=2</text:p>
      <text:p text:style-name="Standard">f=0</text:p>
      <text:p text:style-name="Standard">while [ $i -lt $n ]</text:p>
      <text:p text:style-name="Standard">do</text:p>
      <text:p text:style-name="Standard">if [ `expr $n % $i` -eq 0 ]</text:p>
      <text:p text:style-name="Standard">then</text:p>
      <text:p text:style-name="Standard">f=1</text:p>
      <text:p text:style-name="Standard"><text:soft-page-break/>break;</text:p>
      <text:p text:style-name="Standard">fi</text:p>
      <text:p text:style-name="Standard">i=`expr $i + 1`</text:p>
      <text:p text:style-name="Standard">done</text:p>
      <text:p text:style-name="Standard">if [ $f -eq 0 ]</text:p>
      <text:p text:style-name="Standard">then</text:p>
      <text:p text:style-name="Standard">echo $n</text:p>
      <text:p text:style-name="Standard">fi</text:p>
      <text:p text:style-name="Standard">n=`expr $n + 1`</text:p>
      <text:p text:style-name="Standard">done</text:p>
      <text:p text:style-name="Standard"/>
      <text:p text:style-name="Standard">Output</text:p>
      <text:p text:style-name="Standard"/>
      <text:p text:style-name="Standard">LE06MCA16@user:/mnt/LE06MCA16/shell$ bash prime.sh</text:p>
      <text:p text:style-name="Standard">Enter the limit</text:p>
      <text:p text:style-name="Standard">300</text:p>
      <text:p text:style-name="Standard">The prime numbers are:</text:p>
      <text:p text:style-name="Standard">1</text:p>
      <text:p text:style-name="Standard">2</text:p>
      <text:p text:style-name="Standard">3</text:p>
      <text:p text:style-name="Standard">5</text:p>
      <text:p text:style-name="Standard">7</text:p>
      <text:p text:style-name="Standard">11</text:p>
      <text:p text:style-name="Standard">13</text:p>
      <text:p text:style-name="Standard">17</text:p>
      <text:p text:style-name="Standard">19</text:p>
      <text:p text:style-name="Standard">23</text:p>
      <text:p text:style-name="Standard">29</text:p>
      <text:p text:style-name="Standard">31</text:p>
      <text:p text:style-name="Standard">37</text:p>
      <text:p text:style-name="Standard">41</text:p>
      <text:p text:style-name="Standard">43</text:p>
      <text:p text:style-name="Standard">47</text:p>
      <text:p text:style-name="Standard">53</text:p>
      <text:p text:style-name="Standard">59</text:p>
      <text:p text:style-name="Standard">61</text:p>
      <text:p text:style-name="Standard">67</text:p>
      <text:p text:style-name="Standard">71</text:p>
      <text:p text:style-name="Standard">73</text:p>
      <text:p text:style-name="Standard">79</text:p>
      <text:p text:style-name="Standard">83</text:p>
      <text:p text:style-name="Standard">89</text:p>
      <text:p text:style-name="Standard">97</text:p>
      <text:p text:style-name="Standard">101</text:p>
      <text:p text:style-name="Standard">103</text:p>
      <text:p text:style-name="Standard">107</text:p>
      <text:p text:style-name="Standard">109</text:p>
      <text:p text:style-name="Standard">113</text:p>
      <text:p text:style-name="Standard">127</text:p>
      <text:p text:style-name="Standard"><text:soft-page-break/>131</text:p>
      <text:p text:style-name="Standard">137</text:p>
      <text:p text:style-name="Standard">139</text:p>
      <text:p text:style-name="Standard">149</text:p>
      <text:p text:style-name="Standard">151</text:p>
      <text:p text:style-name="Standard">157</text:p>
      <text:p text:style-name="Standard">163</text:p>
      <text:p text:style-name="Standard">167</text:p>
      <text:p text:style-name="Standard">173</text:p>
      <text:p text:style-name="Standard">179</text:p>
      <text:p text:style-name="Standard">181</text:p>
      <text:p text:style-name="Standard">191</text:p>
      <text:p text:style-name="Standard">193</text:p>
      <text:p text:style-name="Standard">197</text:p>
      <text:p text:style-name="Standard">199</text:p>
      <text:p text:style-name="Standard">211</text:p>
      <text:p text:style-name="Standard">223</text:p>
      <text:p text:style-name="Standard">227</text:p>
      <text:p text:style-name="Standard">229</text:p>
      <text:p text:style-name="Standard">233</text:p>
      <text:p text:style-name="Standard">239</text:p>
      <text:p text:style-name="Standard">241</text:p>
      <text:p text:style-name="Standard">251</text:p>
      <text:p text:style-name="Standard">257</text:p>
      <text:p text:style-name="Standard">263</text:p>
      <text:p text:style-name="Standard">269</text:p>
      <text:p text:style-name="Standard">271</text:p>
      <text:p text:style-name="Standard">277</text:p>
      <text:p text:style-name="Standard">281</text:p>
      <text:p text:style-name="Standard">283</text:p>
      <text:p text:style-name="Standard">293</text:p>
      <text:p text:style-name="Standard"/>
      <text:p text:style-name="Standard">Muliplication table</text:p>
      <text:p text:style-name="Standard"/>
      <text:p text:style-name="Standard">read n</text:p>
      <text:p text:style-name="Standard">echo "Multiplication table of given number :"</text:p>
      <text:p text:style-name="Standard">for (( i=1;$i&lt;=10;i=$i+1 ))</text:p>
      <text:p text:style-name="Standard">do</text:p>
      <text:p text:style-name="Standard">(( s=$i * $n ))</text:p>
      <text:p text:style-name="Standard">echo "$i * $n=$s"</text:p>
      <text:p text:style-name="Standard">done</text:p>
      <text:p text:style-name="Standard"/>
      <text:p text:style-name="Standard">output</text:p>
      <text:p text:style-name="Standard"/>
      <text:p text:style-name="Standard"/>
      <text:p text:style-name="Standard">LE06MCA16@user:/mnt/LE06MCA16/shell$ bash mult.sh</text:p>
      <text:p text:style-name="Standard">3</text:p>
      <text:p text:style-name="Standard">Multiplication table of given number :</text:p>
      <text:p text:style-name="Standard">1 * 3=3</text:p>
      <text:p text:style-name="Standard"><text:soft-page-break/>2 * 3=6</text:p>
      <text:p text:style-name="Standard">3 * 3=9</text:p>
      <text:p text:style-name="Standard">4 * 3=12</text:p>
      <text:p text:style-name="Standard">5 * 3=15</text:p>
      <text:p text:style-name="Standard">6 * 3=18</text:p>
      <text:p text:style-name="Standard">7 * 3=21</text:p>
      <text:p text:style-name="Standard">8 * 3=24</text:p>
      <text:p text:style-name="Standard">9 * 3=27</text:p>
      <text:p text:style-name="Standard">10 * 3=30</text:p>
      <text:p text:style-name="Standard"/>
      <text:p text:style-name="Standard"/>
      <text:p text:style-name="Standard">Square</text:p>
      <text:p text:style-name="Standard"/>
      <text:p text:style-name="Standard"/>
      <text:p text:style-name="Standard">for (( i=1;$i&lt;=10;i=$i+1 ))</text:p>
      <text:p text:style-name="Standard">do</text:p>
      <text:p text:style-name="Standard">(( s=$i * $i ))</text:p>
      <text:p text:style-name="Standard">echo "square of $i=$s"</text:p>
      <text:p text:style-name="Standard">done</text:p>
      <text:p text:style-name="Standard"/>
      <text:p text:style-name="Standard">output</text:p>
      <text:p text:style-name="Standard"/>
      <text:p text:style-name="Standard"/>
      <text:p text:style-name="Standard">LE06MCA16@user:/mnt/LE06MCA16/shell$ bash square.sh</text:p>
      <text:p text:style-name="Standard">square of 1=1</text:p>
      <text:p text:style-name="Standard">square of 2=4</text:p>
      <text:p text:style-name="Standard">square of 3=9</text:p>
      <text:p text:style-name="Standard">square of 4=16</text:p>
      <text:p text:style-name="Standard">square of 5=25</text:p>
      <text:p text:style-name="Standard">square of 6=36</text:p>
      <text:p text:style-name="Standard">square of 7=49</text:p>
      <text:p text:style-name="Standard">square of 8=64</text:p>
      <text:p text:style-name="Standard">square of 9=81</text:p>
      <text:p text:style-name="Standard">square of 10=100</text:p>
      <text:p text:style-name="Standard"/>
      <text:p text:style-name="Standard">Ascending</text:p>
      <text:p text:style-name="Standard"/>
      <text:p text:style-name="Standard">for (( i=1; $i&lt;=10; i=$i + 1 ))</text:p>
      <text:p text:style-name="Standard">do</text:p>
      <text:p text:style-name="Standard">echo "$i"</text:p>
      <text:p text:style-name="Standard">done</text:p>
      <text:p text:style-name="Standard"/>
      <text:p text:style-name="Standard">output</text:p>
      <text:p text:style-name="Standard"/>
      <text:p text:style-name="Standard">LE06MCA16@user:/mnt/LE06MCA16/shell$ bash asc.sh</text:p>
      <text:p text:style-name="Standard">1</text:p>
      <text:p text:style-name="Standard">2</text:p>
      <text:p text:style-name="Standard">3</text:p>
      <text:p text:style-name="Standard">4</text:p>
      <text:p text:style-name="Standard"><text:soft-page-break/>5</text:p>
      <text:p text:style-name="Standard">6</text:p>
      <text:p text:style-name="Standard">7</text:p>
      <text:p text:style-name="Standard">8</text:p>
      <text:p text:style-name="Standard">9</text:p>
      <text:p text:style-name="Standard">10</text:p>
      <text:p text:style-name="Standard"/>
      <text:p text:style-name="Standard">current date time username directory</text:p>
      <text:p text:style-name="Standard"/>
      <text:p text:style-name="Standard">echo current date :$(date)</text:p>
      <text:p text:style-name="Standard">echo user nme <text:s/>:$(whoami)</text:p>
      <text:p text:style-name="Standard">echo current directory <text:s/>: $(pwd)</text:p>
      <text:p text:style-name="Standard"/>
      <text:p text:style-name="Standard">output</text:p>
      <text:p text:style-name="Standard"/>
      <text:p text:style-name="Standard"/>
      <text:p text:style-name="Standard">LE06MCA16@user:/mnt/LE06MCA16/shell$ bash datetime.sh</text:p>
      <text:p text:style-name="Standard">current date :Mon Mar 6 12:50:55 EST 2017</text:p>
      <text:p text:style-name="Standard">user nme :LE06MCA16</text:p>
      <text:p text:style-name="Standard">current directory : /mnt/LE06MCA16/shell</text:p>
      <text:p text:style-name="Standard"/>
      <text:p text:style-name="P4">print 5,4,3,2,1</text:p>
      <text:p text:style-name="Standard"/>
      <text:p text:style-name="Standard"/>
      <text:p text:style-name="Standard">i=5</text:p>
      <text:p text:style-name="Standard">while test $i != 0</text:p>
      <text:p text:style-name="Standard">do</text:p>
      <text:p text:style-name="Standard">echo "$i"</text:p>
      <text:p text:style-name="Standard">i=`expr $i - 1`</text:p>
      <text:p text:style-name="Standard">done</text:p>
      <text:p text:style-name="Standard"/>
      <text:p text:style-name="Standard">output</text:p>
      <text:p text:style-name="Standard">LE06MCA16@user:/mnt/LE06MCA16/shell$ bash nos.sh</text:p>
      <text:p text:style-name="Standard">5</text:p>
      <text:p text:style-name="Standard">4</text:p>
      <text:p text:style-name="Standard">3</text:p>
      <text:p text:style-name="Standard">2</text:p>
      <text:p text:style-name="Standard">1</text:p>
      <text:p text:style-name="Standard"/>
      <text:p text:style-name="Standard">BasicSalary</text:p>
      <text:p text:style-name="Standard"/>
      <text:p text:style-name="Standard">echo "enter the basic salary:"</text:p>
      <text:p text:style-name="Standard">read bsal</text:p>
      <text:p text:style-name="Standard">if [ $bsal -lt 1500 ]</text:p>
      <text:p text:style-name="Standard">then</text:p>
      <text:p text:style-name="Standard">gsal=$((bsal+((bsal/100)*10)+(bsal/100)*90))</text:p>
      <text:p text:style-name="Standard">echo "The gross salary : $gsal"</text:p>
      <text:p text:style-name="Standard">fi</text:p>
      <text:p text:style-name="Standard">if [ $bsal -ge 1500 ]</text:p>
      <text:p text:style-name="Standard"><text:soft-page-break/>then</text:p>
      <text:p text:style-name="Standard">gsal=$(((bsal+500)+(bsal/100)*98))</text:p>
      <text:p text:style-name="Standard">echo "the gross salary : $gsal"</text:p>
      <text:p text:style-name="Standard">fi</text:p>
      <text:p text:style-name="Standard"/>
      <text:p text:style-name="Standard">output</text:p>
      <text:p text:style-name="Standard"/>
      <text:p text:style-name="Standard"/>
      <text:p text:style-name="Standard">LE06MCA16@user:/mnt/LE06MCA16/shell$ bash basicsalary.sh</text:p>
      <text:p text:style-name="Standard">enter the basic salary:</text:p>
      <text:p text:style-name="Standard">10000</text:p>
      <text:p text:style-name="Standard">the gross salary : 20300</text:p>
      <text:p text:style-name="Standard"/>
      <text:p text:style-name="Standard"/>
      <text:p text:style-name="Standard">selling</text:p>
      <text:p text:style-name="Standard"/>
      <text:p text:style-name="Standard"/>
      <text:p text:style-name="Standard">echo "selling price"</text:p>
      <text:p text:style-name="Standard">read sp</text:p>
      <text:p text:style-name="Standard">echo "cost price"</text:p>
      <text:p text:style-name="Standard">read cp</text:p>
      <text:p text:style-name="Standard">if [ $cp -gt $sp ]</text:p>
      <text:p text:style-name="Standard">then</text:p>
      <text:p text:style-name="Standard">(( p=$cp - $sp ))</text:p>
      <text:p text:style-name="Standard">echo "Loss amt:$p"</text:p>
      <text:p text:style-name="Standard">else</text:p>
      <text:p text:style-name="Standard">(( p=$sp - $cp ))</text:p>
      <text:p text:style-name="Standard">echo "Profit Amt:$p"</text:p>
      <text:p text:style-name="Standard">fi</text:p>
      <text:p text:style-name="Standard"/>
      <text:p text:style-name="Standard">output</text:p>
      <text:p text:style-name="Standard"/>
      <text:p text:style-name="Standard"/>
      <text:p text:style-name="Standard">LE06MCA16@user:/mnt/LE06MCA16/shell$ bash cost.sh</text:p>
      <text:p text:style-name="Standard">selling price</text:p>
      <text:p text:style-name="Standard">25</text:p>
      <text:p text:style-name="Standard">cost price</text:p>
      <text:p text:style-name="Standard">20</text:p>
      <text:p text:style-name="Standard">Profit Amt:5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U VARGHESE</meta:initial-creator>
    <meta:creation-date>2017-03-01T10:57:38</meta:creation-date>
    <dc:date>2017-03-06T13:34:27</dc:date>
    <dc:creator>ANU VARGHESE</dc:creator>
    <meta:editing-duration>PT1H28M44S</meta:editing-duration>
    <meta:editing-cycles>12</meta:editing-cycles>
    <meta:generator>LibreOffice/3.5$Linux_X86_64 LibreOffice_project/350m1$Build-2</meta:generator>
    <meta:document-statistic meta:table-count="0" meta:image-count="0" meta:object-count="0" meta:page-count="11" meta:paragraph-count="414" meta:word-count="928" meta:character-count="5261" meta:non-whitespace-character-count="4382"/>
  </office:meta>
</office:document-meta>
</file>